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1b126e" officeooo:paragraph-rsid="001b126e"/>
    </style:style>
    <style:style style:name="P2" style:family="paragraph" style:parent-style-name="Text_20_body">
      <style:text-properties officeooo:rsid="001b126e" officeooo:paragraph-rsid="001b126e"/>
    </style:style>
    <style:style style:name="P3" style:family="paragraph" style:parent-style-name="Text_20_body">
      <style:text-properties officeooo:rsid="001d0e0c" officeooo:paragraph-rsid="001d0e0c"/>
    </style:style>
    <style:style style:name="T1" style:family="text">
      <style:text-properties officeooo:rsid="001d0e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l porqué de la elección de TCP</text:h>
      <text:p text:style-name="P2">Escogí TCP antes que UDP o Multicast por el orden en el que se envian las cosas. Y es que con TCP los paquetes se reciben en el orden en el que se envían, así que si se diera el caso de tener ligeros problemas de conexión(Pensando en un entorno no localhost) llegarían en orden los mensajes. <text:span text:style-name="T1">También si se envian muchos mensajes rápido esto será util por el mero hecho de mantener un orden de conversación.</text:span></text:p>
      <text:p text:style-name="P3">Adentrandonos en razones más lejanas y que no afectan al programa, la capacidad de envio de datos de UDP es muy reducida, y, si bien para enviar texto no debería de afectar demasiado, en el caso de que el programa quisiera poder mandar otros tipos de media, como imagenes, videos o sonidos, habría que hacer malabarismos para poder enviar el contenido; mientras que con TCP no hay limite a la hora de enviar paque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2T18:57:36.674000000</dc:date>
    <meta:editing-duration>PT4M24S</meta:editing-duration>
    <meta:editing-cycles>1</meta:editing-cycles>
    <meta:document-statistic meta:table-count="0" meta:image-count="0" meta:object-count="0" meta:page-count="1" meta:paragraph-count="3" meta:word-count="158" meta:character-count="854" meta:non-whitespace-character-count="699"/>
    <meta:generator>LibreOffice/7.3.4.2$Windows_X86_64 LibreOffice_project/728fec16bd5f605073805c3c9e7c4212a0120dc5</meta:generator>
  </office:meta>
</office:document-meta>
</file>